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F000002331DA7A806A1D5830E.png" manifest:media-type="image/png"/>
  <manifest:file-entry manifest:full-path="Pictures/10000000000004C4000002512EA77784A22185F8.png" manifest:media-type="image/png"/>
  <manifest:file-entry manifest:full-path="Pictures/10000000000004D500000276C4C18CC02B80904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char" svg:x="0cm" svg:y="-0.676cm" svg:width="17cm" svg:height="7.982cm" draw:z-index="0"><draw:image xlink:href="Pictures/10000000000004AF000002331DA7A806A1D5830E.png" xlink:type="simple" xlink:show="embed" xlink:actuate="onLoad" draw:mime-type="image/png"/></draw:frame><draw:frame draw:style-name="fr1" draw:name="Bild2" text:anchor-type="char" svg:x="0cm" svg:y="8.333cm" svg:width="17cm" svg:height="8.262cm" draw:z-index="1"><draw:image xlink:href="Pictures/10000000000004C4000002512EA77784A22185F8.png" xlink:type="simple" xlink:show="embed" xlink:actuate="onLoad" draw:mime-type="image/png"/></draw:frame><draw:frame draw:style-name="fr1" draw:name="Bild3" text:anchor-type="char" svg:x="0cm" svg:y="17.699cm" svg:width="17cm" svg:height="8.657cm" draw:z-index="2"><draw:image xlink:href="Pictures/10000000000004D500000276C4C18CC02B80904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3T08:20:52.570000000</meta:creation-date>
    <dc:date>2021-12-13T14:52:20.753000000</dc:date>
    <meta:editing-duration>PT4M37S</meta:editing-duration>
    <meta:editing-cycles>2</meta:editing-cycles>
    <meta:generator>LibreOffice/7.2.1.2$Windows_X86_64 LibreOffice_project/87b77fad49947c1441b67c559c339af8f3517e2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